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942cm" fo:min-width="1.83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5000b" draw:marker-start-width="0.5cm" draw:marker-end-width="0.5cm" draw:fill-color="#ff00cc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5cm" draw:marker-end-width="0.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fill-color="#ff00cc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00cc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3cm" svg:height="3.1cm" svg:x="5.8cm" svg:y="5.1cm">
          <text:p text:style-name="P1"><text:span text:style-name="T1">Place</text:span></text:p>
          <text:p text:style-name="P1"><text:span text:style-name="T1">Roy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3cm" svg:height="3.1cm" svg:x="11.4cm" svg:y="24.1cm">
          <text:p text:style-name="P1"><text:span text:style-name="T1">Place du</text:span></text:p>
          <text:p text:style-name="P1"><text:span text:style-name="T1">Maréchal-</text:span></text:p>
          <text:p text:style-name="P1"><text:span text:style-name="T1">Fo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3.3cm" svg:height="3.1cm" svg:x="3.4cm" svg:y="25.8cm">
          <text:p text:style-name="P1"><text:span text:style-name="T1">Place du</text:span></text:p>
          <text:p text:style-name="P1"><text:span text:style-name="T1">Chat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3cm" svg:height="3.1cm" svg:x="1.6cm" svg:y="15.5cm">
          <text:p text:style-name="P1"><text:span text:style-name="T1">Place du </text:span></text:p>
          <text:p text:style-name="P1"><text:span text:style-name="T1">Comme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3cm" svg:height="3.1cm" svg:x="1.6cm" svg:y="9.7cm">
          <text:p text:style-name="P1"><text:span text:style-name="T1">Place du</text:span></text:p>
          <text:p text:style-name="P1"><text:span text:style-name="T1">Cirq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3cm" svg:height="3.1cm" svg:x="16.2cm" svg:y="12cm">
          <text:p text:style-name="P1"><text:span text:style-name="T1">Place</text:span></text:p>
          <text:p text:style-name="P1"><text:span text:style-name="T1">Saint-Pier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3cm" svg:height="3.1cm" svg:x="16.1cm" svg:y="8.2cm">
          <text:p text:style-name="P1"><text:span text:style-name="T1">Rond-point</text:span></text:p>
          <text:p text:style-name="P1"><text:span text:style-name="T1">De </text:span></text:p>
          <text:p text:style-name="P1"><text:span text:style-name="T1">Par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3cm" svg:height="3.1cm" svg:x="13.7cm" svg:y="1.5cm">
          <text:p text:style-name="P1"><text:span text:style-name="T1">Rond-point</text:span></text:p>
          <text:p text:style-name="P1"><text:span text:style-name="T1">De</text:span></text:p>
          <text:p text:style-name="P1"><text:span text:style-name="T1">Ren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9.1cm" svg:y1="6.65cm" svg:x2="13.7cm" svg:y2="3.05cm" draw:start-shape="id1" draw:start-glue-point="10" draw:end-shape="id2" svg:d="M9100 6650h2301v-3600h2299" svg:viewBox="0 0 4601 3601">
          <text:p/>
        </draw:connector>
        <draw:connector draw:style-name="gr2" draw:text-style-name="P3" draw:layer="layout" svg:x1="15.35cm" svg:y1="4.6cm" svg:x2="17.75cm" svg:y2="8.2cm" draw:start-shape="id2" draw:start-glue-point="8" draw:end-shape="id3" draw:end-glue-point="4" svg:d="M15350 4600v1801h2400v1799" svg:viewBox="0 0 2401 3601">
          <text:p/>
        </draw:connector>
        <draw:connector draw:style-name="gr3" draw:text-style-name="P1" draw:layer="layout" svg:x1="16.1cm" svg:y1="9.75cm" svg:x2="8.617cm" svg:y2="7.746cm" draw:start-shape="id3" draw:start-glue-point="6" draw:end-shape="id1" draw:end-glue-point="9" svg:d="M16100 9750h-7483v-2004" svg:viewBox="0 0 7484 2005">
          <text:p/>
        </draw:connector>
        <draw:connector draw:style-name="gr2" draw:text-style-name="P3" draw:layer="layout" svg:x1="7.45cm" svg:y1="8.2cm" svg:x2="16.2cm" svg:y2="13.55cm" draw:start-shape="id1" draw:start-glue-point="8" draw:end-shape="id4" draw:end-glue-point="6" svg:d="M7450 8200v5350h8750" svg:viewBox="0 0 8751 5351">
          <text:p/>
        </draw:connector>
        <draw:connector draw:style-name="gr2" draw:text-style-name="P3" draw:layer="layout" svg:x1="16.683cm" svg:y1="14.646cm" svg:x2="14.7cm" svg:y2="25.65cm" draw:start-shape="id4" draw:start-glue-point="7" draw:end-shape="id5" draw:end-glue-point="10" svg:d="M16683 14646v11004h-1983" svg:viewBox="0 0 1984 11005">
          <text:p/>
        </draw:connector>
        <draw:connector draw:style-name="gr3" draw:text-style-name="P1" draw:layer="layout" svg:x1="5.8cm" svg:y1="6.65cm" svg:x2="4.9cm" svg:y2="17.05cm" draw:start-shape="id1" draw:start-glue-point="6" draw:end-shape="id6" draw:end-glue-point="10" svg:d="M5800 6650h-550v5201h201v5199h-551" svg:viewBox="0 0 901 10401">
          <text:p/>
        </draw:connector>
        <draw:connector draw:style-name="gr3" draw:text-style-name="P1" draw:layer="layout" svg:x1="6.283cm" svg:y1="5.554cm" svg:x2="3.25cm" svg:y2="9.7cm" draw:start-shape="id1" draw:start-glue-point="5" draw:end-shape="id7" draw:end-glue-point="4" svg:d="M6283 5554v-1005h-3033v5151" svg:viewBox="0 0 3034 5152">
          <text:p/>
        </draw:connector>
        <draw:connector draw:style-name="gr2" draw:text-style-name="P3" draw:layer="layout" svg:x1="3.25cm" svg:y1="12.8cm" svg:x2="3.25cm" svg:y2="15.5cm" draw:start-shape="id7" draw:start-glue-point="8" draw:end-shape="id6" draw:end-glue-point="4" svg:d="M3250 12800v2700" svg:viewBox="0 0 1 2701">
          <text:p/>
        </draw:connector>
        <draw:connector draw:style-name="gr2" draw:text-style-name="P3" draw:layer="layout" svg:x1="4.417cm" svg:y1="18.146cm" svg:x2="11.883cm" svg:y2="24.554cm" draw:start-shape="id6" draw:start-glue-point="9" draw:end-shape="id5" draw:end-glue-point="5" svg:d="M4417 18146v3205h7466v3203" svg:viewBox="0 0 7467 6409">
          <text:p/>
        </draw:connector>
        <draw:connector draw:style-name="gr2" draw:text-style-name="P3" draw:layer="layout" svg:x1="2.083cm" svg:y1="18.146cm" svg:x2="5.05cm" svg:y2="25.8cm" draw:start-shape="id6" draw:start-glue-point="7" draw:end-shape="id8" draw:end-glue-point="4" svg:d="M2083 18146v4055h2967v3599" svg:viewBox="0 0 2968 7655">
          <text:p/>
        </draw:connector>
        <draw:connector draw:style-name="gr3" draw:text-style-name="P1" draw:layer="layout" svg:x1="6.217cm" svg:y1="26.254cm" svg:x2="11.4cm" svg:y2="25.65cm" draw:start-shape="id8" draw:start-glue-point="11" draw:end-shape="id5" draw:end-glue-point="6" svg:d="M6217 26254v-1004h2834v400h2349" svg:viewBox="0 0 5184 1005">
          <text:p/>
        </draw:connector>
        <draw:connector draw:style-name="gr4" draw:text-style-name="P3" draw:layer="layout" svg:x1="6.283cm" svg:y1="7.746cm" svg:x2="13.05cm" svg:y2="24.1cm" draw:start-shape="id1" draw:start-glue-point="7" draw:end-shape="id5" draw:end-glue-point="4" svg:d="M6283 7746v8405h6767v7949" svg:viewBox="0 0 6768 163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4:17:43.033613851</meta:creation-date>
    <dc:date>2016-11-23T16:43:10.518456178</dc:date>
    <meta:editing-duration>PT1H24M56S</meta:editing-duration>
    <meta:editing-cycles>3</meta:editing-cycles>
    <meta:generator>LibreOffice/5.0.3.2$Linux_X86_64 LibreOffice_project/00m0$Build-2</meta:generator>
    <meta:document-statistic meta:object-count="20"/>
  </office:meta>
</office:document-meta>
</file>